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dash" draw:stroke-dash="Dashed_20__28_var_29__20_21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212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21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21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dash" draw:stroke-dash="Dashed_20__28_var_29__20_2174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dash" draw:stroke-dash="Dashed_20__28_var_29__20_2175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dash" draw:stroke-dash="Dashed_20__28_var_29__20_2176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62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01cm" svg:height="1.998cm" svg:x="10.676cm" svg:y="13.677cm" svg:viewBox="0 0 1502 1999" draw:points="0,0 0,1999 1502,1999">
            <text:p/>
          </draw:polygon>
          <draw:polygon draw:style-name="gr1" draw:text-style-name="P1" draw:layer="layout" svg:width="1.998cm" svg:height="1.992cm" svg:x="8.677cm" svg:y="13.683cm" svg:viewBox="0 0 1999 1993" draw:points="0,0 1999,0 1999,1987 0,1993">
            <text:p/>
          </draw:polygon>
          <draw:line draw:style-name="gr2" draw:text-style-name="P2" draw:layer="layout" svg:x1="10.68cm" svg:y1="15.681cm" svg:x2="12.18cm" svg:y2="15.681cm">
            <text:p/>
          </draw:line>
          <draw:line draw:style-name="gr2" draw:text-style-name="P2" draw:layer="layout" svg:x1="10.68cm" svg:y1="13.686cm" svg:x2="12.18cm" svg:y2="15.686cm">
            <text:p/>
          </draw:line>
          <draw:line draw:style-name="gr3" draw:text-style-name="P2" draw:layer="layout" svg:x1="10.68cm" svg:y1="13.686cm" svg:x2="10.68cm" svg:y2="15.686cm">
            <text:p/>
          </draw:line>
          <draw:line draw:style-name="gr4" draw:text-style-name="P2" draw:layer="layout" svg:x1="8.68cm" svg:y1="13.686cm" svg:x2="10.68cm" svg:y2="13.686cm">
            <text:p/>
          </draw:line>
          <draw:line draw:style-name="gr5" draw:text-style-name="P2" draw:layer="layout" svg:x1="8.68cm" svg:y1="15.681cm" svg:x2="10.68cm" svg:y2="15.681cm">
            <text:p/>
          </draw:line>
          <draw:line draw:style-name="gr6" draw:text-style-name="P2" draw:layer="layout" svg:x1="8.68cm" svg:y1="15.686cm" svg:x2="8.68cm" svg:y2="13.686cm">
            <text:p/>
          </draw:line>
          <draw:line draw:style-name="gr2" draw:text-style-name="P2" draw:layer="layout" svg:x1="8.68cm" svg:y1="15.485cm" svg:x2="8.88cm" svg:y2="15.485cm">
            <text:p/>
          </draw:line>
          <draw:line draw:style-name="gr2" draw:text-style-name="P2" draw:layer="layout" svg:x1="8.88cm" svg:y1="15.685cm" svg:x2="8.88cm" svg:y2="15.485cm">
            <text:p/>
          </draw:line>
          <draw:line draw:style-name="gr2" draw:text-style-name="P2" draw:layer="layout" svg:x1="10.48cm" svg:y1="15.685cm" svg:x2="10.48cm" svg:y2="15.485cm">
            <text:p/>
          </draw:line>
          <draw:line draw:style-name="gr2" draw:text-style-name="P2" draw:layer="layout" svg:x1="10.48cm" svg:y1="15.485cm" svg:x2="10.68cm" svg:y2="15.485cm">
            <text:p/>
          </draw:line>
          <draw:line draw:style-name="gr2" draw:text-style-name="P2" draw:layer="layout" svg:x1="10.48cm" svg:y1="13.885cm" svg:x2="10.68cm" svg:y2="13.885cm">
            <text:p/>
          </draw:line>
          <draw:line draw:style-name="gr2" draw:text-style-name="P2" draw:layer="layout" svg:x1="10.48cm" svg:y1="13.886cm" svg:x2="10.48cm" svg:y2="13.686cm">
            <text:p/>
          </draw:line>
          <draw:line draw:style-name="gr2" draw:text-style-name="P2" draw:layer="layout" svg:x1="8.88cm" svg:y1="13.886cm" svg:x2="8.88cm" svg:y2="13.686cm">
            <text:p/>
          </draw:line>
          <draw:line draw:style-name="gr2" draw:text-style-name="P2" draw:layer="layout" svg:x1="8.68cm" svg:y1="13.885cm" svg:x2="8.88cm" svg:y2="13.885cm">
            <text:p/>
          </draw:line>
          <draw:line draw:style-name="gr7" draw:text-style-name="P2" draw:layer="layout" svg:x1="8.68cm" svg:y1="15.882cm" svg:x2="10.68cm" svg:y2="15.882cm">
            <text:p/>
          </draw:line>
          <draw:line draw:style-name="gr8" draw:text-style-name="P2" draw:layer="layout" svg:x1="10.68cm" svg:y1="15.882cm" svg:x2="12.18cm" svg:y2="15.882cm">
            <text:p/>
          </draw:line>
          <draw:line draw:style-name="gr9" draw:text-style-name="P2" draw:layer="layout" svg:x1="10.849cm" svg:y1="13.633cm" svg:x2="12.38cm" svg:y2="15.682cm">
            <text:p/>
          </draw:line>
          <draw:frame draw:style-name="gr10" draw:text-style-name="P4" draw:layer="layout" svg:width="0.89cm" svg:height="0.38cm" svg:x="9.135cm" svg:y="15.953cm">
            <draw:text-box>
              <text:p text:style-name="P3"><text:span text:style-name="T1">2 dm</text:span></text:p>
            </draw:text-box>
          </draw:frame>
          <draw:frame draw:style-name="gr10" draw:text-style-name="P4" draw:layer="layout" svg:width="1.177cm" svg:height="0.38cm" svg:x="10.832cm" svg:y="15.931cm">
            <draw:text-box>
              <text:p text:style-name="P3"><text:span text:style-name="T1">1,5 dm</text:span></text:p>
            </draw:text-box>
          </draw:frame>
          <draw:frame draw:style-name="gr11" draw:text-style-name="P4" draw:layer="layout" svg:width="2.001cm" svg:height="0.712cm" draw:transform="rotate (-0.926769832808989) translate (11.584cm 13.635cm)">
            <draw:text-box>
              <text:p text:style-name="P3"><text:span text:style-name="T1">2,5 dm</text:span></text:p>
            </draw:text-box>
          </draw:frame>
          <draw:line draw:style-name="gr12" draw:text-style-name="P5" draw:layer="layout" svg:x1="8.585cm" svg:y1="14.782cm" svg:x2="8.785cm" svg:y2="14.582cm">
            <text:p/>
          </draw:line>
          <draw:line draw:style-name="gr12" draw:text-style-name="P5" draw:layer="layout" svg:x1="10.585cm" svg:y1="14.782cm" svg:x2="10.785cm" svg:y2="14.582cm">
            <text:p/>
          </draw:line>
          <draw:line draw:style-name="gr12" draw:text-style-name="P5" draw:layer="layout" svg:x1="9.585cm" svg:y1="13.785cm" svg:x2="9.785cm" svg:y2="13.585cm">
            <text:p/>
          </draw:line>
          <draw:line draw:style-name="gr12" draw:text-style-name="P5" draw:layer="layout" svg:x1="9.585cm" svg:y1="15.782cm" svg:x2="9.785cm" svg:y2="15.5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126" draw:display-name="Dashed (var) 2126" draw:style="rect" draw:dots1="1" draw:dots1-length="0.005cm" draw:dots2="1" draw:dots2-length="0.005cm" draw:distance="0.005cm"/>
    <draw:stroke-dash draw:name="Dashed_20__28_var_29__20_2127" draw:display-name="Dashed (var) 2127" draw:style="rect" draw:dots1="1" draw:dots1-length="0.005cm" draw:dots2="1" draw:dots2-length="0.005cm" draw:distance="0.005cm"/>
    <draw:stroke-dash draw:name="Dashed_20__28_var_29__20_2128" draw:display-name="Dashed (var) 2128" draw:style="rect" draw:dots1="1" draw:dots1-length="0.005cm" draw:dots2="1" draw:dots2-length="0.005cm" draw:distance="0.005cm"/>
    <draw:stroke-dash draw:name="Dashed_20__28_var_29__20_2173" draw:display-name="Dashed (var) 2173" draw:style="rect" draw:dots1="1" draw:dots1-length="0.016cm" draw:dots2="1" draw:dots2-length="0.016cm" draw:distance="0.016cm"/>
    <draw:stroke-dash draw:name="Dashed_20__28_var_29__20_2174" draw:display-name="Dashed (var) 2174" draw:style="rect" draw:dots1="1" draw:dots1-length="0.016cm" draw:dots2="1" draw:dots2-length="0.016cm" draw:distance="0.016cm"/>
    <draw:stroke-dash draw:name="Dashed_20__28_var_29__20_2175" draw:display-name="Dashed (var) 2175" draw:style="rect" draw:dots1="1" draw:dots1-length="0.016cm" draw:dots2="1" draw:dots2-length="0.016cm" draw:distance="0.016cm"/>
    <draw:stroke-dash draw:name="Dashed_20__28_var_29__20_2176" draw:display-name="Dashed (var) 2176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16:52.662022656</meta:creation-date>
    <dc:date>2018-03-22T12:17:09.509599249</dc:date>
    <meta:editing-duration>PT17S</meta:editing-duration>
    <meta:editing-cycles>1</meta:editing-cycles>
    <meta:document-statistic meta:object-count="27"/>
    <meta:generator>LibreOffice/6.0.0.3$MacOSX_X86_64 LibreOffice_project/64a0f66915f38c6217de274f0aa8e15618924765</meta:generator>
  </office:meta>
</office:document-meta>
</file>